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476cm" fo:orphans="2" fo:widows="2" fo:text-indent="0cm" style:auto-text-indent="false" style:writing-mode="lr-tb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cm" fo:margin-right="0cm" style:line-height-at-least="0.476cm" fo:orphans="2" fo:widows="2" fo:text-indent="0cm" style:auto-text-indent="false" style:writing-mode="lr-tb"/>
      <style:text-properties style:font-name="Times New Roman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Plano de Ensino</text:p>
      <text:p text:style-name="P4"/>
      <text:p text:style-name="P4"/>
      <text:p text:style-name="P3"/>
      <text:p text:style-name="P6">Rafael Luiz Klaser</text:p>
      <text:p text:style-name="P3"/>
      <text:p text:style-name="P3"><text:span text:style-name="T9">Disciplina:</text:span> Sistemas Imunológicos Artificiais</text:p>
      <text:p text:style-name="P3"/>
      <text:p text:style-name="P3"/>
      <text:p text:style-name="P3"><text:span text:style-name="T9">Carga Horária: </text:span>30h</text:p>
      <text:p text:style-name="P3"/>
      <text:p text:style-name="P3"/>
      <text:p text:style-name="P5">Ementa:</text:p>
      <text:p text:style-name="P3"/>
      <text:p text:style-name="P3"><text:tab/>Introdução a sistemas imunológicos artificiais, conceitos básicos de segurança de rede, conceitos básicos de detecção de ataques e intrusão em sistemas computacionais, conceitos básicos de firewall, conceitos básicos de antivírus, conceitos básicos de arquitetura de computadores, conceitos básicos de engenharia imunológica, conceitos básicos de inteligência artificial.</text:p>
      <text:p text:style-name="P3"/>
      <text:p text:style-name="P3"/>
      <text:p text:style-name="P5">Objetivo Geral:</text:p>
      <text:p text:style-name="P3"/>
      <text:p text:style-name="P3"><text:tab/>Conhecer os principais conceitos e ferramentas de segurança e proteção de sistemas computacionais assim como suas vulnerabilidades, visando a capacitação para a abordagem dos problemas relacionados à integridade de sistemas. Dar uma visão diferenciada para a representação e solução de problemas.</text:p>
      <text:p text:style-name="P3"/>
      <text:p text:style-name="P3"/>
      <text:p text:style-name="P5">Objetivos Específicos:</text:p>
      <text:p text:style-name="P3"/>
      <text:p text:style-name="P3"><text:tab/>- Conhecer os conceitos básicos de imunologia e inteligência artificial;</text:p>
      <text:p text:style-name="P3"><text:tab/>- Estudar os modelos e algoritmos bio inspirados aplicados à computação imunológica;</text:p>
      <text:p text:style-name="P3"><text:tab/>- Descrever as características dos algoritmos, as técnicas e as dificuldades no tratamento dos <text:tab/>problemas que se inspiram na abordagem biológica ;</text:p>
      <text:p text:style-name="P3"><text:tab/>- Analisar as causas que levam à necessidade da abordagem imunológica <text:tab/>em sistemas <text:tab/>computacionais;</text:p>
      <text:p text:style-name="P3"><text:tab/>- Caracterizar problemas passíveis de serem tratados com as técnicas abordadas.</text:p>
      <text:p text:style-name="P3"/>
      <text:p text:style-name="P3"/>
      <text:p text:style-name="P5">Conteúdo:</text:p>
      <text:p text:style-name="P3"/>
      <text:list xml:id="list36235621" text:style-name="L1">
        <text:list-item>
          <text:list>
            <text:list-item>
              <text:p text:style-name="P12">Sistemas Operacionais</text:p>
            </text:list-item>
            <text:list-item>
              <text:p text:style-name="P12">Redes, Segurança, Firewall</text:p>
            </text:list-item>
            <text:list-item>
              <text:p text:style-name="P12">Inteligência Artificial</text:p>
            </text:list-item>
            <text:list-item>
              <text:p text:style-name="P12">Computação Bioinspirada</text:p>
            </text:list-item>
            <text:list-item>
              <text:p text:style-name="P12">Sistemas Imunológicos Artificiais</text:p>
            </text:list-item>
          </text:list>
        </text:list-item>
      </text:list>
      <text:p text:style-name="P3"/>
      <text:p text:style-name="P3"/>
      <text:p text:style-name="P5">Metodologia:</text:p>
      <text:p text:style-name="P3"/>
      <text:p text:style-name="P3"><text:tab/>Aulas Expositivas Dialogadas para o conteúdo teórico. Trabalhos Individuais para o <text:soft-page-break/>conteúdo prático.</text:p>
      <text:p text:style-name="P3"/>
      <text:p text:style-name="P3"/>
      <text:p text:style-name="P5">Recursos Materiais Utilizados:</text:p>
      <text:p text:style-name="P3"/>
      <text:p text:style-name="P3"><text:tab/>Quadro, Marcador, Computador e Projetor</text:p>
      <text:p text:style-name="P3"/>
      <text:p text:style-name="P3"/>
      <text:p text:style-name="P5">Avaliação:</text:p>
      <text:p text:style-name="P3"/>
      <text:p text:style-name="P3"><text:tab/>Instrumentos: Um seminário sobre tema relacionado à disciplina (individual ou em dupla). Um trabalho prático sobre o tema abordado no seminário (individual), Uma prova teórica sobre os conceitos básicos.</text:p>
      <text:p text:style-name="P3"/>
      <text:p text:style-name="P3"><text:tab/>Critérios:</text:p>
      <text:p text:style-name="P3"><text:tab/><text:tab/>Seminário: </text:p>
      <text:list xml:id="list36239169" text:style-name="L2">
        <text:list-item>
          <text:list>
            <text:list-item>
              <text:list>
                <text:list-item>
                  <text:list>
                    <text:list-item>
                      <text:p text:style-name="P13">Capacidade de selecionar o tema de acordo com o conteúdo: 3,0</text:p>
                    </text:list-item>
                    <text:list-item>
                      <text:p text:style-name="P13">Compreensão e apresentação: 7,0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Trabalho:</text:p>
      <text:list xml:id="list36247201" text:style-name="L3">
        <text:list-item>
          <text:list>
            <text:list-item>
              <text:list>
                <text:list-item>
                  <text:p text:style-name="P15">Apresentação: 3,0</text:p>
                </text:list-item>
                <text:list-item>
                  <text:p text:style-name="P14">Comprometimento com o que foi proposto: 1,0</text:p>
                </text:list-item>
                <text:list-item>
                  <text:p text:style-name="P14">Execução do trabalho, criatividade, domínio do assunto: 6,0</text:p>
                </text:list-item>
              </text:list>
            </text:list-item>
          </text:list>
        </text:list-item>
      </text:list>
      <text:p text:style-name="P3"><text:tab/><text:tab/>Prova:</text:p>
      <text:list xml:id="list36257003" text:style-name="L4">
        <text:list-item>
          <text:list>
            <text:list-item>
              <text:list>
                <text:list-item>
                  <text:p text:style-name="P16">Questões objetivas e discursivas: 10,0</text:p>
                </text:list-item>
              </text:list>
            </text:list-item>
          </text:list>
        </text:list-item>
      </text:list>
      <text:p text:style-name="P3"/>
      <text:p text:style-name="P3"><text:tab/>Nota Final: (2,5 x Seminário + 5,0 x Trabalho + 2,5 x Prova) / 10</text:p>
      <text:p text:style-name="P3"/>
      <text:p text:style-name="P3"><text:tab/>Aprovação: Frequência: 70% e Nota Final: 5.0</text:p>
      <text:p text:style-name="P3"/>
      <text:p text:style-name="P3"><text:tab/>Em caso de reprovação a recuperação será efetuada de acordo com as regras da instituição.</text:p>
      <text:p text:style-name="P3"/>
      <text:p text:style-name="P3"/>
      <text:p text:style-name="P5">Bibliografia Básica:</text:p>
      <text:p text:style-name="P3"/>
      <text:p text:style-name="P3"><text:tab/><text:span text:style-name="T5">Immunological Computation: Theory and Applications</text:span></text:p>
      <text:p text:style-name="P1"><text:tab/><text:span text:style-name="T8">Dipankar Dasgupta, Luis Fernando Niño</text:span></text:p>
      <text:p text:style-name="P1"><text:tab/>CRC Press, 2008</text:p>
      <text:p text:style-name="P1"/>
      <text:p text:style-name="P1"><text:tab/><text:bookmark text:name="btAsinTitle"/><text:span text:style-name="T4">Firewalls and Internet Security: Repelling the Wily Hacker</text:span></text:p>
      <text:p text:style-name="P2"><text:bookmark text:name="contributorNameTriggerB000APNKYS"/><text:span text:style-name="T6"><text:tab/></text:span><text:span text:style-name="T7">William R. Cheswick, Steven M. Bellovin , Aviel D. Rubin  </text:span></text:p>
      <text:p text:style-name="P8"><text:span text:style-name="T3"><text:tab/>Addison-Wesley Professional, 2002</text:span></text:p>
      <text:p text:style-name="P8"/>
      <text:p text:style-name="P8"><text:tab/><text:span text:style-name="T4">Bio-inspired artificial intelligence: theories, methods, and technologies</text:span><text:span text:style-name="T9"> </text:span></text:p>
      <text:p text:style-name="P10"><text:span text:style-name="T1"><text:tab/>Dario Floreano</text:span><text:span text:style-name="T2">, </text:span><text:span text:style-name="T1">Claudio Mattiussi</text:span><text:span text:style-name="T6"> </text:span></text:p>
      <text:p text:style-name="P9"><text:tab/>MIT Press, 2008</text:p>
      <text:p text:style-name="P9"/>
      <text:p text:style-name="P1"><text:tab/><text:span text:style-name="T9">Engenharia Imunológica: Desenvolvimento e Aplicação de Ferramentas <text:tab/>Computacionais Inspiradas em Sistemas <text:tab/>Imunológicos Artificiais</text:span></text:p>
      <text:p text:style-name="P1"><text:tab/><text:span text:style-name="T8">Leandro Nunes de Castro Silva</text:span></text:p>
      <text:p text:style-name="P1"><text:tab/>UNICAMP, Campinas-SP, 19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20:08:30.37</meta:creation-date>
    <dc:date>2012-06-18T11:26:35.13</dc:date>
    <meta:editing-duration>P2DT22H58M51S</meta:editing-duration>
    <meta:editing-cycles>13</meta:editing-cycles>
    <meta:generator>LibreOffice/3.4$Win32 LibreOffice_project/340m1$Build-103</meta:generator>
    <meta:document-statistic meta:table-count="0" meta:image-count="0" meta:object-count="0" meta:page-count="2" meta:paragraph-count="0" meta:word-count="399" meta:character-count="2922" meta:non-whitespace-character-count="2544"/>
  </office:meta>
</office:document-meta>
</file>